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95cm" fo:min-width="9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3cm" fo:min-width="0cm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25cm" fo:min-width="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32cm" fo:min-width="0cm"/>
    </style:style>
    <style:style style:name="gr6" style:family="graphic" style:parent-style-name="standard">
      <style:graphic-properties draw:stroke="none" draw:fill-color="#72bf44" draw:textarea-horizontal-align="justify" draw:textarea-vertical-align="middle" draw:auto-grow-height="false" fo:min-height="0.25cm" fo:min-width="7cm"/>
    </style:style>
    <style:style style:name="P1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66b3"/>
    </style:style>
    <style:style style:name="P4" style:family="paragraph">
      <loext:graphic-properties draw:fill="none" draw:fill-color="#ffffff"/>
      <style:text-properties style:font-name="Phetsarath O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style:text-properties style:font-name="Phetsarath OT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loext:graphic-properties draw:fill="none" draw:fill-color="#ffffff"/>
      <style:text-properties fo:color="#72bf44" style:font-name="Phetsarath OT" fo:font-weight="bold" style:font-weight-asian="bold" style:font-weight-complex="bold"/>
    </style:style>
    <style:style style:name="T1" style:family="text">
      <style:text-properties fo:color="#0066b3" style:font-name="Phetsarath OT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66b3"/>
    </style:style>
    <style:style style:name="T3" style:family="text">
      <style:text-properties style:font-name="Phetsarath OT" fo:font-size="15pt" style:font-size-asian="15pt" style:font-size-complex="15pt"/>
    </style:style>
    <style:style style:name="T4" style:family="text">
      <style:text-properties style:font-name="Phetsarath OT" fo:font-size="14pt" style:font-size-asian="14pt" style:font-size-complex="14pt"/>
    </style:style>
    <style:style style:name="T5" style:family="text">
      <style:text-properties fo:color="#0066b3" style:font-name="Phetsarath OT"/>
    </style:style>
    <style:style style:name="T6" style:family="text">
      <style:text-properties fo:color="#0066b3" style:font-name="Phetsarath OT" fo:font-size="16pt" style:font-size-asian="16pt" style:font-size-complex="16pt"/>
    </style:style>
    <style:style style:name="T7" style:family="text">
      <style:text-properties style:font-name="Phetsarath OT"/>
    </style:style>
    <style:style style:name="T8" style:family="text">
      <style:text-properties style:font-name="Phetsarath OT" fo:font-size="16pt" style:font-size-asian="16pt" style:font-size-complex="16pt"/>
    </style:style>
    <style:style style:name="T9" style:family="text">
      <style:text-properties fo:color="#72bf44" style:font-name="Phetsarath O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4cm" svg:height="1.06cm" svg:x="3.2cm" svg:y="2.04cm">
          <draw:text-box>
            <text:p><text:span text:style-name="T1">Déclaration d’intérêt</text:span></text:p>
          </draw:text-box>
        </draw:frame>
        <draw:custom-shape draw:style-name="gr2" draw:text-style-name="P3" draw:layer="layout" svg:width="9.6cm" svg:height="1.2cm" svg:x="3.5cm" svg:y="4.5cm">
          <text:p text:style-name="P2"><text:span text:style-name="T2">INFORMATIONS PERSONNEL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4cm" svg:height="23.111cm" svg:x="2.1cm" svg:y="6.2cm">
          <draw:text-box>
            <text:p><text:span text:style-name="T3"><text:tab/></text:span><text:span text:style-name="T3">DASSI KUETI MANUEL</text:span></text:p>
            <text:p><text:span text:style-name="T3"><text:tab/></text:span><text:span text:style-name="T3">18 ans, Camerounais</text:span></text:p>
            <text:p><text:span text:style-name="T3"><text:tab/></text:span><text:span text:style-name="T3">Manuel.dassi@2024.ucac-</text:span><text:span text:style-name="T3">icam.com</text:span></text:p>
            <text:p><text:span text:style-name="T3"><text:tab/></text:span><text:span text:style-name="T3">Jeune et dynamique, j’ai pour </text:span><text:span text:style-name="T3">principal atout la détermination qui me </text:span><text:span text:style-name="T3">pousse a toujours faire mieux et aller </text:span><text:span text:style-name="T3">plus loin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Première langue officielle : </text:span><text:span text:style-name="T3">Francais </text:span></text:p>
            <text:p><text:span text:style-name="T3"><text:tab/></text:span><text:span text:style-name="T3">Deuvieme langue officielle : </text:span><text:span text:style-name="T3">ANGLAI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Développeur d'une Applicatoin </text:span><text:span text:style-name="T3">Web d'une structure Scolaire en </text:span><text:span text:style-name="T3">FreeLance</text:span></text:p>
            <text:p><text:span text:style-name="T3">nov. 2019 – déc. 2019</text:span></text:p>
            <text:p><text:span text:style-name="T3"/></text:p>
            <text:p><text:span text:style-name="T3"><text:tab/></text:span><text:span text:style-name="T3">Description du projet</text:span></text:p>
            <text:p><text:span text:style-name="T3">✔ </text:span><text:span text:style-name="T3">Dévelopement du site Vitrine du </text:span><text:span text:style-name="T3">Groupe Scolaire Bilingue les Poissons</text:span></text:p>
            <text:p><text:span text:style-name="T3">✔ </text:span><text:span text:style-name="T3">Dévelopement du site d'inscription </text:span><text:span text:style-name="T3">en ligne et d'etudes de dossiers</text:span></text:p>
            <text:p><text:span text:style-name="T3"/></text:p>
            <text:p><text:span text:style-name="T3">Environnement technique et outils de </text:span><text:span text:style-name="T3">développement :</text:span></text:p>
            <text:p><text:span text:style-name="T3">✔ </text:span><text:span text:style-name="T3">Serveurs d’applications : Apache</text:span></text:p>
            <text:p><text:span text:style-name="T3">✔ </text:span><text:span text:style-name="T3">SGBD : MySQL</text:span></text:p>
            <text:p><text:span text:style-name="T3">✔ </text:span><text:span text:style-name="T3">Langages et technologies : HTML, </text:span><text:span text:style-name="T3">CSS, JS, Sql , PHP</text:span></text:p>
            <text:p><text:span text:style-name="T3">✔ </text:span><text:span text:style-name="T3">Outils utilisés : Visual studio Code, </text:span><text:span text:style-name="T3">Wordpress, Photoshop, Git </text:span></text:p>
            <text:p><text:span text:style-name="T3"/></text:p>
          </draw:text-box>
        </draw:frame>
        <draw:custom-shape draw:style-name="gr2" draw:text-style-name="P3" draw:layer="layout" svg:width="9.6cm" svg:height="1.2cm" svg:x="3.5cm" svg:y="10.6cm">
          <text:p text:style-name="P2"><text:span text:style-name="T2">Maîtrise de la lang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cm" svg:height="1.2cm" svg:x="3.5cm" svg:y="15.6cm">
          <text:p text:style-name="P2"><text:span text:style-name="T2">Expérience professionnell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3" draw:text-style-name="P4" draw:layer="layout" svg:width="17.4cm" svg:height="27.502cm" svg:x="2cm" svg:y="1.089cm">
          <draw:text-box>
            <text:p><text:span text:style-name="T4">Développement d'un BLOG</text:span></text:p>
            <text:p><text:span text:style-name="T4">sept. 2019 – nov. 2019</text:span></text:p>
            <text:p><text:span text:style-name="T3"/></text:p>
            <text:p><text:span text:style-name="T4">Description du projet</text:span></text:p>
            <text:p><text:span text:style-name="T4">✔ </text:span><text:span text:style-name="T4">Développement du blog de l'institut</text:span></text:p>
            <text:p><text:span text:style-name="T4">✔ </text:span><text:span text:style-name="T4">Développement d'une plate forme d'ajout d'articles en ligne</text:span></text:p>
            <text:p><text:span text:style-name="T4">✔ </text:span><text:span text:style-name="T4">Développement d'un panneau de Contrôle pour la gestion des articles</text:span></text:p>
            <text:p><text:span text:style-name="T4">✔ </text:span><text:span text:style-name="T4">Asistances diverses</text:span></text:p>
            <text:p><text:span text:style-name="T3"/></text:p>
            <text:p><text:span text:style-name="T4">Environnement technique et outils utilisés :</text:span></text:p>
            <text:p><text:span text:style-name="T4">✔ </text:span><text:span text:style-name="T4">Serveurs d’applications : MYSQL</text:span></text:p>
            <text:p><text:span text:style-name="T4">✔ </text:span><text:span text:style-name="T4">Langages et technologies : HTML, CSS, Javascript, Jquery, Bootstrap, PHP,</text:span></text:p>
            <text:p><text:span text:style-name="T4">✔ </text:span><text:span text:style-name="T4">Outils utilisés : Visual Studio Code , PhotoShop</text:span></text:p>
            <text:p><text:span text:style-name="T3"/></text:p>
            <text:p><text:span text:style-name="T4">Développeur d'applications Web De Gestion de scolarité En freeLance</text:span></text:p>
            <text:p><text:span text:style-name="T4">sept. 2019 – nov. 2019</text:span></text:p>
            <text:p><text:span text:style-name="T3"/></text:p>
            <text:p><text:span text:style-name="T4">Description du projet</text:span></text:p>
            <text:p><text:span text:style-name="T4">✔ </text:span><text:span text:style-name="T4">Développement d’une application applications Web De Gestion de scolarité</text:span></text:p>
            <text:p><text:span text:style-name="T4">✔ </text:span><text:span text:style-name="T4">Développement du Dashboard PHP</text:span></text:p>
            <text:p><text:span text:style-name="T4">✔ </text:span><text:span text:style-name="T4">Asistances Manuels</text:span></text:p>
            <text:p><text:span text:style-name="T3"/></text:p>
            <text:p><text:span text:style-name="T4">Environnement technique et outils utilisés :</text:span></text:p>
            <text:p><text:span text:style-name="T4">✔ </text:span><text:span text:style-name="T4">Serveurs d’applications : MYSQL DATABASSE</text:span></text:p>
            <text:p><text:span text:style-name="T4">✔ </text:span><text:span text:style-name="T4">Langages et technologies : HTML, CSS, Javascript, Jquery, Bootstrap, PHP</text:span></text:p>
            <text:p><text:span text:style-name="T4">✔ </text:span><text:span text:style-name="T4">Outils utilisés : VISUAL STUDIO CODE, Mysql server DB</text:span></text:p>
            <text:p><text:span text:style-name="T3"/></text:p>
            <text:p><text:span text:style-name="T4">Développeur Web Stagiaire</text:span></text:p>
            <text:p><text:span text:style-name="T4">juin 2018 – août 2018</text:span></text:p>
            <text:p><text:span text:style-name="T3"/></text:p>
            <text:p><text:span text:style-name="T4">Description du projet</text:span></text:p>
            <text:p><text:span text:style-name="T4">✔ </text:span><text:span text:style-name="T4">Développement d’un Site Vitrine l'entreprise ANDRE NZIKO</text:span></text:p>
            <text:p><text:span text:style-name="T4">✔ </text:span><text:span text:style-name="T4">Développement d’une application de messageries entre employes</text:span></text:p>
            <text:p><text:span text:style-name="T4">✔ </text:span><text:span text:style-name="T4">Développement templates full HTML et de templates CSS</text:span></text:p>
            <text:p><text:span text:style-name="T4">✔ </text:span><text:span text:style-name="T4">Asistances diverses aux développeurs</text:span></text:p>
          </draw:text-box>
        </draw:frame>
      </draw:page>
      <draw:page draw:name="page3" draw:style-name="dp1" draw:master-page-name="Default">
        <draw:custom-shape draw:style-name="gr4" draw:text-style-name="P5" draw:layer="layout" svg:width="7.5cm" svg:height="0.5cm" svg:x="4.3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cm" svg:height="1.2cm" svg:x="3.5cm" svg:y="1.5cm">
          <text:p text:style-name="P2"><text:span text:style-name="T2">Etude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6cm" svg:height="24.342cm" svg:x="1.7cm" svg:y="2cm">
          <draw:text-box>
            <text:p text:style-name="P6"><text:span text:style-name="T5"/></text:p>
            <text:p text:style-name="P6"><text:span text:style-name="T6">Institut Ucac-Icam</text:span></text:p>
            <text:p text:style-name="P6"><text:span text:style-name="T6">Nom du diplôme : Diplôme d'ingénieur informatique</text:span></text:p>
            <text:p text:style-name="P6"><text:span text:style-name="T7"/></text:p>
            <text:p text:style-name="P6"><text:span text:style-name="T8">Domaine d’études Ingenieurie Informatique specialisee en Programmation / développeur logiciel mobile ,web , bureau</text:span></text:p>
            <text:p text:style-name="P6"><text:span text:style-name="T7"/></text:p>
            <text:p text:style-name="P6"><text:span text:style-name="T8">Années de fréquentation ou date prévue d’obtention du diplôme 2019 – 2024</text:span></text:p>
            <text:p text:style-name="P6"><text:span text:style-name="T8">En cours de formation</text:span></text:p>
            <text:p text:style-name="P6"><text:span text:style-name="T6"/></text:p>
            <text:p text:style-name="P6"><text:span text:style-name="T6">College francois xavier VOGT</text:span></text:p>
            <text:p text:style-name="P6"><text:span text:style-name="T8">Nom du diplôme Baccalauréat</text:span></text:p>
            <text:p text:style-name="P6"><text:span text:style-name="T7"/></text:p>
            <text:p text:style-name="P6"><text:span text:style-name="T8">Domaine d’études Technologies de l''information</text:span></text:p>
            <text:p text:style-name="P6"><text:span text:style-name="T7"/></text:p>
            <text:p text:style-name="P6"><text:span text:style-name="T8">Résultat obtenu ASSEZ BIEN</text:span></text:p>
            <text:p text:style-name="P6"><text:span text:style-name="T7"/></text:p>
            <text:p text:style-name="P6"><text:span text:style-name="T8">Années de fréquentation ou date prévue d’obtention du diplôme 2018 – 2019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Aucun Parent proche dans une autre province et aucune parenté</text:span></text:p>
          </draw:text-box>
        </draw:frame>
        <draw:custom-shape draw:style-name="gr2" draw:text-style-name="P3" draw:layer="layout" svg:width="9.6cm" svg:height="1.2cm" svg:x="3.5cm" svg:y="19.7cm">
          <text:p text:style-name="P2"><text:span text:style-name="T2">Capacité d’adap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5cm" svg:height="0.5cm" svg:x="3.5cm" svg:y="21.9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.967cm" svg:height="1.165cm" svg:x="12cm" svg:y="21.6cm">
          <draw:text-box>
            <text:p><text:span text:style-name="T9">75 %</text:span></text:p>
          </draw:text-box>
        </draw:frame>
        <draw:custom-shape draw:style-name="gr2" draw:text-style-name="P3" draw:layer="layout" svg:width="9.6cm" svg:height="1.2cm" svg:x="3.5cm" svg:y="23.4cm">
          <text:p text:style-name="P2"><text:span text:style-name="T2">Evaluation du risq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2T23:19:39.200232634</meta:creation-date>
    <dc:date>2020-10-02T23:38:53.969831217</dc:date>
    <meta:editing-duration>PT8M34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